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apf Dingbats ITC" svg:font-family="'Zapf Dingbats ITC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" svg:font-family="Calibri" style:font-family-generic="roman"/>
    <style:font-face style:name="Univers LT Std 55" svg:font-family="'Univers LT Std 55', Cambria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2cm" fo:margin-left="-0.217cm" table:align="left" style:writing-mode="lr-tb"/>
    </style:style>
    <style:style style:name="Table1.A" style:family="table-column">
      <style:table-column-properties style:column-width="9.239cm"/>
    </style:style>
    <style:style style:name="Table1.B" style:family="table-column">
      <style:table-column-properties style:column-width="1.905cm"/>
    </style:style>
    <style:style style:name="Table1.1" style:family="table-row">
      <style:table-row-properties style:min-row-height="0.146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c0c0c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ffffff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c0c0c0" fo:border-right="0.5pt solid #c0c0c0" fo:border-top="0.5pt solid #c0c0c0" fo:border-bottom="0.5pt solid #ffffff" style:writing-mode="lr-tb"/>
    </style:style>
    <style:style style:name="Table1.A3" style:family="table-cell">
      <style:table-cell-properties style:vertical-align="top" fo:background-color="#d9d9d9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3" style:family="table-cell">
      <style:table-cell-properties style:vertical-align="top" fo:background-color="#d9d9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4" style:family="table-row">
      <style:table-row-properties style:min-row-height="0.141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5" style:family="table-row">
      <style:table-row-properties style:min-row-height="0.635cm" fo:keep-together="auto"/>
    </style:style>
    <style:style style:name="Table1.A5" style:family="table-cell">
      <style:table-cell-properties style:vertical-align="middle" fo:background-color="#fabf8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6" style:family="table-row">
      <style:table-row-properties style:min-row-height="0.125cm" fo:keep-together="auto"/>
    </style:style>
    <style:style style:name="Table1.A6" style:family="table-cell">
      <style:table-cell-properties style:vertical-align="middle" fo:background-color="#fde9d9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6" style:family="table-cell">
      <style:table-cell-properties style:vertical-align="middle" fo:background-color="#fde9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7" style:family="table-row">
      <style:table-row-properties style:min-row-height="0.266cm" fo:keep-together="auto"/>
    </style:style>
    <style:style style:name="Table1.A10" style:family="table-cell">
      <style:table-cell-properties style:vertical-align="middle" fo:background-color="#fde9d9" fo:padding-left="0.191cm" fo:padding-right="0.191cm" fo:padding-top="0cm" fo:padding-bottom="0cm" fo:border-left="0.5pt solid #ffffff" fo:border-right="none" fo:border-top="none" fo:border-bottom="0.5pt solid #ffffff" style:writing-mode="lr-tb">
        <style:background-image/>
      </style:table-cell-properties>
    </style:style>
    <style:style style:name="Table1.E10" style:family="table-cell">
      <style:table-cell-properties style:vertical-align="middle" fo:background-color="#fde9d9" fo:padding-left="0.191cm" fo:padding-right="0.191cm" fo:padding-top="0cm" fo:padding-bottom="0cm" fo:border-left="0.5pt solid #ffffff" fo:border-right="0.5pt solid #ffffff" fo:border-top="none" fo:border-bottom="0.5pt solid #ffffff" style:writing-mode="lr-tb">
        <style:background-image/>
      </style:table-cell-properties>
    </style:style>
    <style:style style:name="Table1.A13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A14" style:family="table-cell">
      <style:table-cell-properties style:vertical-align="middle" fo:background-color="#d99594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15" style:family="table-cell">
      <style:table-cell-properties style:vertical-align="middle" fo:background-color="#f2dbdb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15" style:family="table-cell">
      <style:table-cell-properties style:vertical-align="middle" fo:background-color="#f2dbdb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19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A20" style:family="table-cell">
      <style:table-cell-properties style:vertical-align="middle" fo:background-color="#92cddc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21" style:family="table-cell">
      <style:table-cell-properties style:vertical-align="middle" fo:background-color="#daeef3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21" style:family="table-cell">
      <style:table-cell-properties style:vertical-align="middle" fo:background-color="#daeef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22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A23" style:family="table-cell">
      <style:table-cell-properties style:vertical-align="middle" fo:background-color="#c2d69b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4" style:family="table-row">
      <style:table-row-properties style:min-row-height="0.69cm" fo:keep-together="auto"/>
    </style:style>
    <style:style style:name="Table1.A24" style:family="table-cell">
      <style:table-cell-properties style:vertical-align="middle" fo:background-color="#eaf1dd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24" style:family="table-cell">
      <style:table-cell-properties style:vertical-align="middle" fo:background-color="#eaf1dd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26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Table1.A27" style:family="table-cell">
      <style:table-cell-properties style:vertical-align="middle" fo:background-color="#ff9966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A28" style:family="table-cell">
      <style:table-cell-properties style:vertical-align="middle" fo:background-color="#ffcaaf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28" style:family="table-cell">
      <style:table-cell-properties style:vertical-align="middle" fo:background-color="#ffcaa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orphans="2" fo:widows="2">
        <style:tab-stops>
          <style:tab-stop style:position="-2.54cm"/>
        </style:tab-stops>
      </style:paragraph-properties>
      <style:text-properties fo:color="#000000" style:font-name="Univers LT Std 55" fo:font-size="21.5pt" fo:font-style="italic" fo:font-weight="bold" style:font-name-asian="Calibri1" style:font-size-asian="21.5pt" style:font-style-asian="italic" style:font-weight-asian="bold" style:font-name-complex="Univers LT Std 55" style:font-size-complex="25.5pt"/>
    </style:style>
    <style:style style:name="P3" style:family="paragraph" style:parent-style-name="Standard">
      <style:paragraph-properties style:line-height-at-least="0.425cm" fo:text-align="start" style:justify-single-word="false" fo:orphans="2" fo:widows="2" style:text-autospace="none" style:vertical-align="auto"/>
      <style:text-properties fo:color="#000000" style:font-name="Univers LT Std 55" fo:font-size="21.5pt" fo:font-style="italic" fo:font-weight="bold" style:font-name-asian="Calibri1" style:font-size-asian="21.5pt" style:font-style-asian="italic" style:font-weight-asian="bold" style:font-name-complex="Univers LT Std 55" style:font-size-complex="25.5pt"/>
    </style:style>
    <style:style style:name="P4" style:family="paragraph" style:parent-style-name="Standard">
      <style:paragraph-properties style:line-height-at-least="0.425cm" fo:text-align="start" style:justify-single-word="false" fo:orphans="2" fo:widows="2" style:text-autospace="none" style:vertical-align="auto"/>
      <style:text-properties fo:color="#000000" style:font-name="Univers LT Std 55" fo:font-size="8pt" fo:font-weight="bold" style:font-name-asian="Calibri1" style:font-size-asian="8pt" style:font-weight-asian="bold" style:font-name-complex="Univers LT Std 55" style:font-size-complex="8pt"/>
    </style:style>
    <style:style style:name="P5" style:family="paragraph" style:parent-style-name="Standard">
      <style:paragraph-properties style:line-height-at-least="0.249cm" fo:text-align="center" style:justify-single-word="false" fo:orphans="2" fo:widows="2" style:text-autospace="none" style:vertical-align="auto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6" style:family="paragraph" style:parent-style-name="Standard">
      <style:paragraph-properties style:line-height-at-least="0.249cm" fo:text-align="center" style:justify-single-word="false" fo:orphans="2" fo:widows="2" style:text-autospace="none" style:vertical-align="auto" style:snap-to-layout-grid="false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7" style:family="paragraph" style:parent-style-name="Standard">
      <style:paragraph-properties style:line-height-at-least="0.249cm" fo:text-align="start" style:justify-single-word="false" fo:orphans="2" fo:widows="2" style:text-autospace="none" style:vertical-align="auto" style:snap-to-layout-grid="false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8" style:family="paragraph" style:parent-style-name="Standard">
      <style:paragraph-properties fo:line-height="100%" fo:text-align="start" style:justify-single-word="false" fo:orphans="2" fo:widows="2" style:text-autospace="none" style:vertical-align="auto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9" style:family="paragraph" style:parent-style-name="Standard">
      <style:paragraph-properties fo:line-height="100%" fo:text-align="start" style:justify-single-word="false" fo:orphans="2" fo:widows="2" style:text-autospace="none" style:vertical-align="auto" style:snap-to-layout-grid="false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10" style:family="paragraph" style:parent-style-name="Standard">
      <style:paragraph-properties fo:line-height="100%" fo:text-align="center" style:justify-single-word="false" fo:orphans="2" fo:widows="2" style:text-autospace="none" style:vertical-align="auto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11" style:family="paragraph" style:parent-style-name="Standard">
      <style:paragraph-properties fo:line-height="100%" fo:text-align="center" style:justify-single-word="false" fo:orphans="2" fo:widows="2" style:text-autospace="none" style:vertical-align="auto" style:snap-to-layout-grid="false"/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P12" style:family="paragraph" style:parent-style-name="Standard">
      <style:paragraph-properties fo:line-height="100%" fo:text-align="start" style:justify-single-word="false" fo:orphans="2" fo:widows="2" style:text-autospace="none" style:vertical-align="auto"/>
      <style:text-properties fo:color="#000000" style:font-name="Univers LT Std 55" fo:font-size="10pt" style:font-name-asian="Calibri1" style:font-size-asian="10pt" style:font-name-complex="Univers LT Std 55" style:font-size-complex="10pt"/>
    </style:style>
    <style:style style:name="P13" style:family="paragraph" style:parent-style-name="Standard">
      <style:paragraph-properties fo:line-height="100%" fo:text-align="center" style:justify-single-word="false" fo:orphans="2" fo:widows="2" style:text-autospace="none" style:vertical-align="auto"/>
      <style:text-properties fo:color="#000000" style:font-name="Univers LT Std 55" fo:font-size="10pt" style:font-name-asian="Calibri1" style:font-size-asian="10pt" style:font-name-complex="Univers LT Std 55" style:font-size-complex="10pt"/>
    </style:style>
    <style:style style:name="P14" style:family="paragraph" style:parent-style-name="Standard">
      <style:paragraph-properties style:line-height-at-least="0.425cm" fo:text-align="start" style:justify-single-word="false" fo:orphans="2" fo:widows="2" style:text-autospace="none" style:vertical-align="auto"/>
      <style:text-properties fo:color="#000000" style:font-name="Arial" fo:font-size="17.5pt" fo:font-weight="bold" style:font-name-asian="Calibri1" style:font-size-asian="17.5pt" style:font-weight-asian="bold" style:font-name-complex="Arial" style:font-size-complex="25.5pt"/>
    </style:style>
    <style:style style:name="P15" style:family="paragraph" style:parent-style-name="Standard">
      <style:paragraph-properties fo:line-height="100%" fo:text-align="center" style:justify-single-word="false" fo:orphans="2" fo:widows="2" style:text-autospace="none" style:vertical-align="auto"/>
      <style:text-properties fo:color="#000000" style:font-name="MS Mincho" fo:font-size="8pt" style:font-name-asian="MS Mincho" style:font-size-asian="8pt" style:font-name-complex="MS Mincho" style:font-size-complex="8pt"/>
    </style:style>
    <style:style style:name="P16" style:family="paragraph" style:parent-style-name="Standard">
      <style:paragraph-properties fo:line-height="100%" fo:text-align="center" style:justify-single-word="false" fo:orphans="2" fo:widows="2" style:text-autospace="none" style:vertical-align="auto" style:snap-to-layout-grid="false"/>
      <style:text-properties fo:color="#000000" style:font-name="MS Mincho" fo:font-size="8pt" style:font-name-asian="MS Mincho" style:font-size-asian="8pt" style:font-name-complex="MS Mincho" style:font-size-complex="8pt"/>
    </style:style>
    <style:style style:name="P17" style:family="paragraph" style:parent-style-name="Standard">
      <style:paragraph-properties style:line-height-at-least="0.249cm" fo:text-align="start" style:justify-single-word="false" fo:orphans="2" fo:widows="2" style:text-autospace="none" style:vertical-align="auto" style:snap-to-layout-grid="false"/>
    </style:style>
    <style:style style:name="P18" style:family="paragraph" style:parent-style-name="Heading_20_2">
      <style:paragraph-properties fo:line-height="100%"/>
    </style:style>
    <style:style style:name="P19" style:family="paragraph" style:parent-style-name="Heading_20_2">
      <style:paragraph-properties fo:line-height="100%" fo:text-align="center" style:justify-single-word="false"/>
      <style:text-properties fo:font-size="22pt" style:font-size-asian="22pt" style:font-size-complex="22pt"/>
    </style:style>
    <style:style style:name="P20" style:family="paragraph" style:parent-style-name="Heading_20_2" style:master-page-name="Standard">
      <style:paragraph-properties fo:margin-top="0.423cm" fo:margin-bottom="0.106cm" style:contextual-spacing="false" fo:line-height="100%" style:page-number="auto"/>
      <style:text-properties fo:font-style="normal" fo:font-weight="normal" style:font-style-asian="normal" style:font-weight-asian="normal"/>
    </style:style>
    <style:style style:name="P21" style:family="paragraph" style:parent-style-name="Heading_20_2">
      <style:paragraph-properties fo:line-height="100%" fo:text-align="center" style:justify-single-word="false" fo:break-before="page"/>
    </style:style>
    <style:style style:name="P22" style:family="paragraph" style:parent-style-name="Header">
      <style:text-properties fo:language="de" fo:country="DE" style:language-asian="de" style:country-asian="DE"/>
    </style:style>
    <style:style style:name="P23" style:family="paragraph">
      <style:paragraph-properties style:writing-mode="lr-tb"/>
      <style:text-properties style:font-name="Calibri" fo:font-style="normal" fo:font-weight="normal" style:font-name-asian="Calibri" style:font-name-complex="Calibri"/>
    </style:style>
    <style:style style:name="T1" style:family="text">
      <style:text-properties fo:color="#000000" style:font-name="Univers LT Std 55" fo:font-size="8pt" style:font-name-asian="Calibri1" style:font-size-asian="8pt" style:font-name-complex="Univers LT Std 55" style:font-size-complex="8pt"/>
    </style:style>
    <style:style style:name="T2" style:family="text">
      <style:text-properties fo:color="#000000" style:font-name="Univers LT Std 55" fo:font-size="10pt" style:font-name-asian="Calibri1" style:font-size-asian="10pt" style:font-name-complex="Univers LT Std 55" style:font-size-complex="10pt"/>
    </style:style>
    <style:style style:name="T3" style:family="text">
      <style:text-properties fo:color="#000000" style:font-name="MS Mincho" fo:font-size="8pt" style:font-name-asian="MS Mincho" style:font-size-asian="8pt" style:font-name-complex="MS Mincho" style:font-size-complex="8pt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02cm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middle" draw:auto-grow-height="false" draw:auto-grow-width="false" draw:fit-to-size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h text:style-name="P18" text:outline-level="2"/>
      <text:h text:style-name="P19" text:outline-level="2"/>
      <text:h text:style-name="P21" text:outline-level="2"><text:bookmark-start text:name="OLE_LINK12"/><text:bookmark-start text:name="OLE_LINK11"/></text:h>
      <text:p text:style-name="P2"/>
      <text:p text:style-name="P3"/>
      <text:p text:style-name="P3"/>
      <text:p text:style-name="P14"/>
      <text:p text:style-name="P4">NOAA Tsunami Program Matrix</text:p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17"/>
          </table:table-cell>
          <table:table-cell table:style-name="Table1.B1" table:number-columns-spanned="4" office:value-type="string">
            <text:p text:style-name="P5">Line Office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/>
          </table:table-cell>
          <table:table-cell table:style-name="Table1.B2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">Tsunami</text:p>
          </table:table-cell>
          <table:table-cell table:style-name="Table1.A3" office:value-type="string">
            <text:p text:style-name="P13">NWS</text:p>
          </table:table-cell>
          <table:table-cell table:style-name="Table1.A3" office:value-type="string">
            <text:p text:style-name="P13">OAR</text:p>
          </table:table-cell>
          <table:table-cell table:style-name="Table1.A3" office:value-type="string">
            <text:p text:style-name="P13">NOS</text:p>
          </table:table-cell>
          <table:table-cell table:style-name="Table1.E3" office:value-type="string">
            <text:p text:style-name="P13">NESDIS</text:p>
          </table:table-cell>
        </table:table-row>
        <table:table-row table:style-name="Table1.4">
          <table:table-cell table:style-name="Table1.A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5" office:value-type="string">
            <text:p text:style-name="P12">Warning Guidance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office:value-type="string">
            <text:p text:style-name="P8">Program Management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11"/>
          </table:table-cell>
          <table:table-cell table:style-name="Table1.E6" office:value-type="string">
            <text:p text:style-name="P11"/>
          </table:table-cell>
        </table:table-row>
        <table:table-row table:style-name="Table1.7">
          <table:table-cell table:style-name="Table1.A6" office:value-type="string">
            <text:p text:style-name="P8">Hazard mapping, inundation forecast modeling &amp; mapping applications, vulnerability and risk planning 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5">✕</text:p>
          </table:table-cell>
          <table:table-cell table:style-name="Table1.E6" office:value-type="string">
            <text:p text:style-name="P15">✕</text:p>
          </table:table-cell>
        </table:table-row>
        <table:table-row table:style-name="Table1.6">
          <table:table-cell table:style-name="Table1.A6" office:value-type="string">
            <text:p text:style-name="P8">Seismic/sea-level (e.g. NWLON) O&amp;M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15">✕</text:p>
          </table:table-cell>
          <table:table-cell table:style-name="Table1.E6" office:value-type="string">
            <text:p text:style-name="P11"/>
          </table:table-cell>
        </table:table-row>
        <table:table-row table:style-name="Table1.6">
          <table:table-cell table:style-name="Table1.A6" office:value-type="string">
            <text:p text:style-name="P8">Data Archiving: Sea Level, DART, bathymetry topography</text:p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A6" office:value-type="string">
            <text:p text:style-name="P9"/>
          </table:table-cell>
          <table:table-cell table:style-name="Table1.E6" office:value-type="string">
            <text:p text:style-name="P15">✕</text:p>
          </table:table-cell>
        </table:table-row>
        <table:table-row table:style-name="Table1.6"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9"/>
          </table:table-cell>
          <table:table-cell table:style-name="Table1.E10" office:value-type="string">
            <text:p text:style-name="P16"/>
          </table:table-cell>
        </table:table-row>
        <table:table-row table:style-name="Table1.6">
          <table:table-cell table:style-name="Table1.A6" office:value-type="string">
            <text:p text:style-name="P8">DART System R&amp;D, O&amp;M, and Transition from Research to Applications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1"/>
          </table:table-cell>
          <table:table-cell table:style-name="Table1.E6" office:value-type="string">
            <text:p text:style-name="P11"/>
          </table:table-cell>
        </table:table-row>
        <table:table-row table:style-name="Table1.6">
          <table:table-cell table:style-name="Table1.A6" office:value-type="string">
            <text:p text:style-name="P8">Warning Center Operations: PTWC, ATWC</text:p>
          </table:table-cell>
          <table:table-cell table:style-name="Table1.A6" office:value-type="string">
            <text:p text:style-name="P15">✕</text:p>
          </table:table-cell>
          <table:table-cell table:style-name="Table1.A6" office:value-type="string">
            <text:p text:style-name="P11"/>
          </table:table-cell>
          <table:table-cell table:style-name="Table1.A6" office:value-type="string">
            <text:p text:style-name="P11"/>
          </table:table-cell>
          <table:table-cell table:style-name="Table1.E6" office:value-type="string">
            <text:p text:style-name="P11"/>
          </table:table-cell>
        </table:table-row>
        <table:table-row table:style-name="Table1.1">
          <table:table-cell table:style-name="Table1.A1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4" table:number-columns-spanned="5" office:value-type="string">
            <text:p text:style-name="P12">Mitigation and Preparedness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5" office:value-type="string">
            <text:p text:style-name="P8">TWC &amp; WFO Outreach</text:p>
          </table:table-cell>
          <table:table-cell table:style-name="Table1.A15" office:value-type="string">
            <text:p text:style-name="P15">✕</text:p>
          </table:table-cell>
          <table:table-cell table:style-name="Table1.A15" office:value-type="string">
            <text:p text:style-name="P11"/>
          </table:table-cell>
          <table:table-cell table:style-name="Table1.A15" office:value-type="string">
            <text:p text:style-name="P11"/>
          </table:table-cell>
          <table:table-cell table:style-name="Table1.E15" office:value-type="string">
            <text:p text:style-name="P11"/>
          </table:table-cell>
        </table:table-row>
        <table:table-row table:style-name="Table1.6">
          <table:table-cell table:style-name="Table1.A15" office:value-type="string">
            <text:p text:style-name="P8">National Tsunami Hazard Mitigation Program</text:p>
          </table:table-cell>
          <table:table-cell table:style-name="Table1.A15" office:value-type="string">
            <text:p text:style-name="P15">✕</text:p>
          </table:table-cell>
          <table:table-cell table:style-name="Table1.A15" office:value-type="string">
            <text:p text:style-name="P15">✕</text:p>
          </table:table-cell>
          <table:table-cell table:style-name="Table1.A15" office:value-type="string">
            <text:p text:style-name="P11"/>
          </table:table-cell>
          <table:table-cell table:style-name="Table1.E15" office:value-type="string">
            <text:p text:style-name="P15">✕</text:p>
          </table:table-cell>
        </table:table-row>
        <table:table-row table:style-name="Table1.6">
          <table:table-cell table:style-name="Table1.A15" office:value-type="string">
            <text:p text:style-name="P8">TsunamiReady</text:p>
          </table:table-cell>
          <table:table-cell table:style-name="Table1.A15" office:value-type="string">
            <text:p text:style-name="P15">✕</text:p>
          </table:table-cell>
          <table:table-cell table:style-name="Table1.A15" office:value-type="string">
            <text:p text:style-name="P11"/>
          </table:table-cell>
          <table:table-cell table:style-name="Table1.A15" office:value-type="string">
            <text:p text:style-name="P11"/>
          </table:table-cell>
          <table:table-cell table:style-name="Table1.E15" office:value-type="string">
            <text:p text:style-name="P11"/>
          </table:table-cell>
        </table:table-row>
        <table:table-row table:style-name="Table1.6">
          <table:table-cell table:style-name="Table1.A15" office:value-type="string">
            <text:p text:style-name="P8">ITIC</text:p>
          </table:table-cell>
          <table:table-cell table:style-name="Table1.A15" office:value-type="string">
            <text:p text:style-name="P15">✕</text:p>
          </table:table-cell>
          <table:table-cell table:style-name="Table1.A15" office:value-type="string">
            <text:p text:style-name="P11"/>
          </table:table-cell>
          <table:table-cell table:style-name="Table1.A15" office:value-type="string">
            <text:p text:style-name="P11"/>
          </table:table-cell>
          <table:table-cell table:style-name="Table1.E15" office:value-type="string">
            <text:p text:style-name="P11"/>
          </table:table-cell>
        </table:table-row>
        <table:table-row table:style-name="Table1.1">
          <table:table-cell table:style-name="Table1.A1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0" table:number-columns-spanned="5" office:value-type="string">
            <text:p text:style-name="P12">Research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1" office:value-type="string">
            <text:p text:style-name="P8">Tsunami Science, Inundation Modeling &amp; Mapping, Sensor Development, Digital Elevation Models</text:p>
          </table:table-cell>
          <table:table-cell table:style-name="Table1.A21" office:value-type="string">
            <text:p text:style-name="P15">✕</text:p>
          </table:table-cell>
          <table:table-cell table:style-name="Table1.A21" office:value-type="string">
            <text:p text:style-name="P15">✕</text:p>
          </table:table-cell>
          <table:table-cell table:style-name="Table1.A21" office:value-type="string">
            <text:p text:style-name="P15">✕</text:p>
          </table:table-cell>
          <table:table-cell table:style-name="Table1.E21" office:value-type="string">
            <text:p text:style-name="P15">✕</text:p>
          </table:table-cell>
        </table:table-row>
        <table:table-row table:style-name="Table1.1">
          <table:table-cell table:style-name="Table1.A2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3" table:number-columns-spanned="5" office:value-type="string">
            <text:p text:style-name="P12">International Coordination</text:p>
          </table:table-cell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office:value-type="string">
            <text:p text:style-name="P8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Table1.A24" office:value-type="string">
            <text:p text:style-name="P15">✕</text:p>
          </table:table-cell>
          <table:table-cell table:style-name="Table1.A24" office:value-type="string">
            <text:p text:style-name="P15">✕</text:p>
          </table:table-cell>
          <table:table-cell table:style-name="Table1.A24" office:value-type="string">
            <text:p text:style-name="P15">✕</text:p>
          </table:table-cell>
          <table:table-cell table:style-name="Table1.E24" office:value-type="string">
            <text:p text:style-name="P15">✕</text:p>
          </table:table-cell>
        </table:table-row>
        <table:table-row table:style-name="Table1.24">
          <table:table-cell table:style-name="Table1.A24" office:value-type="string">
            <text:p text:style-name="P8">ITIC</text:p>
          </table:table-cell>
          <table:table-cell table:style-name="Table1.A24" office:value-type="string">
            <text:p text:style-name="P15">✕</text:p>
          </table:table-cell>
          <table:table-cell table:style-name="Table1.A24" office:value-type="string">
            <text:p text:style-name="P16"/>
          </table:table-cell>
          <table:table-cell table:style-name="Table1.A24" office:value-type="string">
            <text:p text:style-name="P16"/>
          </table:table-cell>
          <table:table-cell table:style-name="Table1.E24" office:value-type="string">
            <text:p text:style-name="P16"/>
          </table:table-cell>
        </table:table-row>
        <table:table-row table:style-name="Table1.1">
          <table:table-cell table:style-name="Table1.A26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7" table:number-columns-spanned="5" office:value-type="string">
            <text:p text:style-name="P12">Interagency Coordination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28" office:value-type="string">
            <text:p text:style-name="P8">ITIC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1"/>
          </table:table-cell>
          <table:table-cell table:style-name="Table1.A28" office:value-type="string">
            <text:p text:style-name="P11"/>
          </table:table-cell>
          <table:table-cell table:style-name="Table1.E28" office:value-type="string">
            <text:p text:style-name="P11"/>
          </table:table-cell>
        </table:table-row>
        <table:table-row table:style-name="Table1.7">
          <table:table-cell table:style-name="Table1.A28" office:value-type="string">
            <text:p text:style-name="P8">Interagency Partnerships: USAID, USGS, USTDA USFS, State Department, FEMA, DHS, USACE, NIST, NSF, Int’l Sea Grant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5">✕</text:p>
          </table:table-cell>
          <table:table-cell table:style-name="Table1.E28" office:value-type="string">
            <text:p text:style-name="P15">✕</text:p>
          </table:table-cell>
        </table:table-row>
        <table:table-row table:style-name="Table1.7">
          <table:table-cell table:style-name="Table1.A28" office:value-type="string">
            <text:p text:style-name="P8">Technical and Scientific Partnerships [IUGG/Tsunami Commission, US Scientific Professional Organizations (AGU, GSA, BSSA)]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5">✕</text:p>
          </table:table-cell>
          <table:table-cell table:style-name="Table1.E28" office:value-type="string">
            <text:p text:style-name="P15">✕</text:p>
          </table:table-cell>
        </table:table-row>
        <table:table-row table:style-name="Table1.6">
          <table:table-cell table:style-name="Table1.A28" office:value-type="string">
            <text:p text:style-name="P8">Regional and Global Seismic Networks</text:p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1"/>
          </table:table-cell>
          <table:table-cell table:style-name="Table1.A28" office:value-type="string">
            <text:p text:style-name="P11"/>
          </table:table-cell>
          <table:table-cell table:style-name="Table1.E28" office:value-type="string">
            <text:p text:style-name="P11"/>
          </table:table-cell>
        </table:table-row>
        <table:table-row table:style-name="Table1.6">
          <table:table-cell table:style-name="Table1.A28" office:value-type="string">
            <text:p text:style-name="P8">GLOSS O&amp;M</text:p>
          </table:table-cell>
          <table:table-cell table:style-name="Table1.A28" office:value-type="string">
            <text:p text:style-name="P9"/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1"/>
          </table:table-cell>
          <table:table-cell table:style-name="Table1.E28" office:value-type="string">
            <text:p text:style-name="P11"/>
          </table:table-cell>
        </table:table-row>
        <table:table-row table:style-name="Table1.7">
          <table:table-cell table:style-name="Table1.A28" office:value-type="string">
            <text:p text:style-name="P8">Bathymetry, Topography, Hydrography, Coastal Survey, Ocean Exploration, VDATUM</text:p>
          </table:table-cell>
          <table:table-cell table:style-name="Table1.A28" office:value-type="string">
            <text:p text:style-name="P9"/>
          </table:table-cell>
          <table:table-cell table:style-name="Table1.A28" office:value-type="string">
            <text:p text:style-name="P15">✕</text:p>
          </table:table-cell>
          <table:table-cell table:style-name="Table1.A28" office:value-type="string">
            <text:p text:style-name="P15">✕</text:p>
          </table:table-cell>
          <table:table-cell table:style-name="Table1.E28" office:value-type="string">
            <text:p text:style-name="P11"/>
          </table:table-cell>
        </table:table-row>
        <table:table-row table:style-name="Table1.6">
          <table:table-cell table:style-name="Table1.A28" office:value-type="string">
            <text:p text:style-name="P8">Coastal Community Resilience and Coastal Zone Management</text:p>
          </table:table-cell>
          <table:table-cell table:style-name="Table1.A28" office:value-type="string">
            <text:p text:style-name="P9"/>
          </table:table-cell>
          <table:table-cell table:style-name="Table1.A28" office:value-type="string">
            <text:p text:style-name="P9"/>
          </table:table-cell>
          <table:table-cell table:style-name="Table1.A28" office:value-type="string">
            <text:p text:style-name="P15">✕</text:p>
          </table:table-cell>
          <table:table-cell table:style-name="Table1.E28" office:value-type="string">
            <text:p text:style-name="P10">X</text:p>
          </table:table-cell>
        </table:table-row>
      </table:table>
      <text:p text:style-name="P1"><text:bookmark-end text:name="OLE_LINK12"/><text:bookmark-end text:name="OLE_LINK11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apf Dingbats ITC" svg:font-family="'Zapf Dingbats ITC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alibri" svg:font-family="Calibri" style:font-family-generic="roman"/>
    <style:font-face style:name="Univers LT Std 55" svg:font-family="'Univers LT Std 55', Cambria" style:font-family-generic="swiss"/>
    <style:font-face style:name="Mangal2" svg:font-family="Mangal" style:font-pitch="variable"/>
    <style:font-face style:name="Microsoft YaHei1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text-align="justify" style:justify-single-word="false" fo:orphans="0" fo:widows="0" fo:hyphenation-ladder-count="no-limit" style:vertical-align="baseline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Überschrif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Beschriftung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Mangal1"/>
    </style:style>
    <style:style style:name="CM1" style:family="paragraph" style:parent-style-name="Standard" style:next-style-name="Standard">
      <style:paragraph-properties style:line-height-at-least="0.552cm" style:text-autospace="none"/>
      <style:text-properties style:font-name="Arial" style:font-name-complex="Arial"/>
    </style:style>
    <style:style style:name="CM2" style:family="paragraph" style:parent-style-name="Standard" style:next-style-name="Standard">
      <style:paragraph-properties style:line-height-at-least="0.552cm" style:text-autospace="none"/>
      <style:text-properties style:font-name="Arial" style:font-name-complex="Arial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none" fo:country="none" style:font-size-asian="10pt" style:font-name-complex="Courier New" style:font-size-complex="10pt"/>
    </style:style>
    <style:style style:name="Plain_20_Text" style:display-name="Plain Text" style:family="paragraph" style:parent-style-name="Standard">
      <style:paragraph-properties fo:line-height="100%" fo:text-align="start" style:justify-single-word="false" fo:orphans="2" fo:widows="2" style:vertical-align="auto"/>
      <style:text-properties style:font-name="Courier New" fo:font-size="10pt" style:font-size-asian="10pt" style:font-name-complex="Courier New" style:font-size-complex="10pt"/>
    </style:style>
    <style:style style:name="Pa1" style:family="paragraph" style:parent-style-name="Standard" style:next-style-name="Standard">
      <style:paragraph-properties style:line-height-at-least="0.249cm" fo:text-align="start" style:justify-single-word="false" fo:orphans="2" fo:widows="2" style:text-autospace="none" style:vertical-align="auto"/>
      <style:text-properties style:font-name="Univers LT Std 55" style:font-name-asian="Calibri1" style:font-name-complex="Times New Roman"/>
    </style:style>
    <style:style style:name="Pa0" style:family="paragraph" style:parent-style-name="Standard" style:next-style-name="Standard">
      <style:paragraph-properties style:line-height-at-least="0.249cm" fo:text-align="start" style:justify-single-word="false" fo:orphans="2" fo:widows="2" style:text-autospace="none" style:vertical-align="auto"/>
      <style:text-properties style:font-name="Univers LT Std 55" style:font-name-asian="Calibri1" style:font-name-complex="Times New Roman"/>
    </style:style>
    <style:style style:name="Pa2" style:family="paragraph" style:parent-style-name="Standard" style:next-style-name="Standard">
      <style:paragraph-properties style:line-height-at-least="0.213cm" fo:text-align="start" style:justify-single-word="false" fo:orphans="2" fo:widows="2" style:text-autospace="none" style:vertical-align="auto"/>
      <style:text-properties style:font-name="Univers LT Std 55" style:font-name-asian="Calibri1" style:font-name-complex="Times New Roman"/>
    </style:style>
    <style:style style:name="Pa3" style:family="paragraph" style:parent-style-name="Standard" style:next-style-name="Standard">
      <style:paragraph-properties style:line-height-at-least="0.425cm" fo:text-align="start" style:justify-single-word="false" fo:orphans="2" fo:widows="2" style:text-autospace="none" style:vertical-align="auto"/>
      <style:text-properties style:font-name="Univers LT Std 55" style:font-name-asian="Calibri1" style:font-name-complex="Times New Roman"/>
    </style:style>
    <style:style style:name="Colorful_20_Shading_20_-_20_Accent_20_1" style:display-name="Colorful Shading - Accent 1" style:family="paragraph">
      <style:paragraph-properties fo:orphans="2" fo:widows="2"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Colorful_20_List_20_-_20_Accent_20_1" style:display-name="Colorful List - Accent 1" style:family="paragraph" style:parent-style-name="Standard">
      <style:paragraph-properties fo:margin-left="1.27cm" fo:margin-right="0cm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ahmeninhalt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fo:font-size="12pt" style:font-size-asian="12pt" style:font-name-complex="Symbol" style:font-size-complex="12pt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WW8Num16z0" style:family="text">
      <style:text-properties fo:font-size="10pt" style:font-size-asian="10pt" style:font-size-complex="10pt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WW8Num2zfalse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false" style:family="text"/>
    <style:style style:name="WW8Num4ztrue" style:family="text"/>
    <style:style style:name="WW-WW8Num4ztrue" style:family="text"/>
    <style:style style:name="WW-WW8Num4ztrue1" style:family="text"/>
    <style:style style:name="WW-WW8Num4ztrue12" style:family="text"/>
    <style:style style:name="WW-WW8Num4ztrue123" style:family="text"/>
    <style:style style:name="WW-WW8Num4ztrue1234" style:family="text"/>
    <style:style style:name="WW-WW8Num4ztrue12345" style:family="text"/>
    <style:style style:name="WW-WW8Num4ztrue123456" style:family="text"/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false" style:family="text">
      <style:text-properties fo:font-size="10pt" style:font-size-asian="10pt" style:font-size-complex="10pt"/>
    </style:style>
    <style:style style:name="WW8Num7ztrue" style:family="text"/>
    <style:style style:name="WW-WW8Num7ztrue" style:family="text"/>
    <style:style style:name="WW-WW8Num7ztrue1" style:family="text"/>
    <style:style style:name="WW-WW8Num7ztrue12" style:family="text"/>
    <style:style style:name="WW-WW8Num7ztrue123" style:family="text"/>
    <style:style style:name="WW-WW8Num7ztrue1234" style:family="text"/>
    <style:style style:name="WW-WW8Num7ztrue12345" style:family="text"/>
    <style:style style:name="WW-WW8Num7ztrue123456" style:family="text"/>
    <style:style style:name="WW8Num8zfalse" style:family="text"/>
    <style:style style:name="WW8Num8ztrue" style:family="text"/>
    <style:style style:name="WW-WW8Num8ztrue" style:family="text"/>
    <style:style style:name="WW-WW8Num8ztrue1" style:family="text"/>
    <style:style style:name="WW-WW8Num8ztrue12" style:family="text"/>
    <style:style style:name="WW-WW8Num8ztrue123" style:family="text"/>
    <style:style style:name="WW-WW8Num8ztrue1234" style:family="text"/>
    <style:style style:name="WW-WW8Num8ztrue12345" style:family="text"/>
    <style:style style:name="WW-WW8Num8ztrue123456" style:family="text"/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false" style:family="text"/>
    <style:style style:name="WW8Num11ztrue" style:family="text"/>
    <style:style style:name="WW-WW8Num11ztrue" style:family="text"/>
    <style:style style:name="WW-WW8Num11ztrue1" style:family="text"/>
    <style:style style:name="WW-WW8Num11ztrue12" style:family="text"/>
    <style:style style:name="WW-WW8Num11ztrue123" style:family="text"/>
    <style:style style:name="WW-WW8Num11ztrue1234" style:family="text"/>
    <style:style style:name="WW-WW8Num11ztrue12345" style:family="text"/>
    <style:style style:name="WW-WW8Num11ztrue123456" style:family="text"/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5zfalse" style:family="text"/>
    <style:style style:name="WW8Num15ztrue" style:family="text"/>
    <style:style style:name="WW-WW8Num15ztrue" style:family="text"/>
    <style:style style:name="WW-WW8Num15ztrue1" style:family="text"/>
    <style:style style:name="WW-WW8Num15ztrue12" style:family="text"/>
    <style:style style:name="WW-WW8Num15ztrue123" style:family="text"/>
    <style:style style:name="WW-WW8Num15ztrue1234" style:family="text"/>
    <style:style style:name="WW-WW8Num15ztrue12345" style:family="text"/>
    <style:style style:name="WW-WW8Num15ztrue123456" style:family="text"/>
    <style:style style:name="WW8Num16zfalse" style:family="text"/>
    <style:style style:name="WW8Num16ztrue" style:family="text"/>
    <style:style style:name="WW-WW8Num16ztrue" style:family="text"/>
    <style:style style:name="WW-WW8Num16ztrue1" style:family="text"/>
    <style:style style:name="WW-WW8Num16ztrue12" style:family="text"/>
    <style:style style:name="WW-WW8Num16ztrue123" style:family="text"/>
    <style:style style:name="WW-WW8Num16ztrue1234" style:family="text"/>
    <style:style style:name="WW-WW8Num16ztrue12345" style:family="text"/>
    <style:style style:name="WW-WW8Num16ztrue123456" style:family="text"/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3zfalse" style:family="text"/>
    <style:style style:name="WW8Num23ztrue" style:family="text"/>
    <style:style style:name="WW-WW8Num23ztrue" style:family="text"/>
    <style:style style:name="WW-WW8Num23ztrue1" style:family="text"/>
    <style:style style:name="WW-WW8Num23ztrue12" style:family="text"/>
    <style:style style:name="WW-WW8Num23ztrue123" style:family="text"/>
    <style:style style:name="WW-WW8Num23ztrue1234" style:family="text"/>
    <style:style style:name="WW-WW8Num23ztrue12345" style:family="text"/>
    <style:style style:name="WW-WW8Num23ztrue123456" style:family="text"/>
    <style:style style:name="WW8Num24z0" style:family="text">
      <style:text-properties style:font-name="Symbol" fo:font-size="12pt" style:font-size-asian="12pt" style:font-name-complex="Symbol" style:font-size-complex="12pt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false" style:family="text"/>
    <style:style style:name="WW8Num26ztrue" style:family="text"/>
    <style:style style:name="WW-WW8Num26ztrue" style:family="text"/>
    <style:style style:name="WW-WW8Num26ztrue1" style:family="text"/>
    <style:style style:name="WW-WW8Num26ztrue12" style:family="text"/>
    <style:style style:name="WW-WW8Num26ztrue123" style:family="text"/>
    <style:style style:name="WW-WW8Num26ztrue1234" style:family="text"/>
    <style:style style:name="WW-WW8Num26ztrue12345" style:family="text"/>
    <style:style style:name="WW-WW8Num26ztrue123456" style:family="text"/>
    <style:style style:name="WW8Num27zfalse" style:family="text"/>
    <style:style style:name="WW8Num27ztrue" style:family="text"/>
    <style:style style:name="WW-WW8Num27ztrue" style:family="text"/>
    <style:style style:name="WW-WW8Num27ztrue1" style:family="text"/>
    <style:style style:name="WW-WW8Num27ztrue12" style:family="text"/>
    <style:style style:name="WW-WW8Num27ztrue123" style:family="text"/>
    <style:style style:name="WW-WW8Num27ztrue1234" style:family="text"/>
    <style:style style:name="WW-WW8Num27ztrue12345" style:family="text"/>
    <style:style style:name="WW-WW8Num27ztrue123456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>
      <style:text-properties style:font-name="Symbol" style:font-name-complex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 style:font-name-complex="Wingdings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1z0" style:family="text">
      <style:text-properties style:text-underline-style="none"/>
    </style:style>
    <style:style style:name="WW8Num31ztrue" style:family="text"/>
    <style:style style:name="WW-WW8Num31ztrue" style:family="text"/>
    <style:style style:name="WW-WW8Num31ztrue1" style:family="text"/>
    <style:style style:name="WW-WW8Num31ztrue12" style:family="text"/>
    <style:style style:name="WW-WW8Num31ztrue123" style:family="text"/>
    <style:style style:name="WW-WW8Num31ztrue1234" style:family="text"/>
    <style:style style:name="WW-WW8Num31ztrue12345" style:family="text"/>
    <style:style style:name="WW-WW8Num31ztrue123456" style:family="text"/>
    <style:style style:name="WW8Num32zfalse" style:family="text"/>
    <style:style style:name="WW8Num32ztrue" style:family="text"/>
    <style:style style:name="WW-WW8Num32ztrue" style:family="text"/>
    <style:style style:name="WW-WW8Num32ztrue1" style:family="text"/>
    <style:style style:name="WW-WW8Num32ztrue12" style:family="text"/>
    <style:style style:name="WW-WW8Num32ztrue123" style:family="text"/>
    <style:style style:name="WW-WW8Num32ztrue1234" style:family="text"/>
    <style:style style:name="WW-WW8Num32ztrue12345" style:family="text"/>
    <style:style style:name="WW-WW8Num32ztrue123456" style:family="text"/>
    <style:style style:name="WW8Num33z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WW8Num33ztrue" style:family="text"/>
    <style:style style:name="WW-WW8Num33ztrue" style:family="text"/>
    <style:style style:name="WW-WW8Num33ztrue1" style:family="text"/>
    <style:style style:name="WW-WW8Num33ztrue12" style:family="text"/>
    <style:style style:name="WW-WW8Num33ztrue123" style:family="text"/>
    <style:style style:name="WW-WW8Num33ztrue1234" style:family="text"/>
    <style:style style:name="WW-WW8Num33ztrue12345" style:family="text"/>
    <style:style style:name="WW-WW8Num33ztrue123456" style:family="text"/>
    <style:style style:name="WW8Num34zfalse" style:family="text">
      <style:text-properties fo:font-size="10pt" style:font-size-asian="10pt" style:font-size-complex="10pt"/>
    </style:style>
    <style:style style:name="WW8Num34ztrue" style:family="text"/>
    <style:style style:name="WW-WW8Num34ztrue" style:family="text"/>
    <style:style style:name="WW-WW8Num34ztrue1" style:family="text"/>
    <style:style style:name="WW-WW8Num34ztrue12" style:family="text"/>
    <style:style style:name="WW-WW8Num34ztrue123" style:family="text"/>
    <style:style style:name="WW-WW8Num34ztrue1234" style:family="text"/>
    <style:style style:name="WW-WW8Num34ztrue12345" style:family="text"/>
    <style:style style:name="WW-WW8Num34ztrue123456" style:family="text"/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false" style:family="text">
      <style:text-properties fo:font-size="10pt" style:font-size-asian="10pt" style:font-size-complex="10pt"/>
    </style:style>
    <style:style style:name="WW8Num36ztrue" style:family="text"/>
    <style:style style:name="WW-WW8Num36ztrue" style:family="text"/>
    <style:style style:name="WW-WW8Num36ztrue1" style:family="text"/>
    <style:style style:name="WW-WW8Num36ztrue12" style:family="text"/>
    <style:style style:name="WW-WW8Num36ztrue123" style:family="text"/>
    <style:style style:name="WW-WW8Num36ztrue1234" style:family="text"/>
    <style:style style:name="WW-WW8Num36ztrue12345" style:family="text"/>
    <style:style style:name="WW-WW8Num36ztrue123456" style:family="text"/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 style:font-name-complex="Wingdings"/>
    </style:style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1zfalse" style:family="text"/>
    <style:style style:name="WW8Num41ztrue" style:family="text"/>
    <style:style style:name="WW-WW8Num41ztrue" style:family="text"/>
    <style:style style:name="WW-WW8Num41ztrue1" style:family="text"/>
    <style:style style:name="WW-WW8Num41ztrue12" style:family="text"/>
    <style:style style:name="WW-WW8Num41ztrue123" style:family="text"/>
    <style:style style:name="WW-WW8Num41ztrue1234" style:family="text"/>
    <style:style style:name="WW-WW8Num41ztrue12345" style:family="text"/>
    <style:style style:name="WW-WW8Num41ztrue123456" style:family="text"/>
    <style:style style:name="WW8Num42z0" style:family="text">
      <style:text-properties style:font-name="Symbol" style:font-name-complex="Symbol"/>
    </style:style>
    <style:style style:name="WW8Num42z2" style:family="text">
      <style:text-properties style:font-name="Wingdings" style:font-name-complex="Wingdings"/>
    </style:style>
    <style:style style:name="WW8Num42z4" style:family="text">
      <style:text-properties style:font-name="Courier New" style:font-name-complex="Courier New"/>
    </style:style>
    <style:style style:name="WW8Num43z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WW8Num43ztrue" style:family="text"/>
    <style:style style:name="WW-WW8Num43ztrue" style:family="text"/>
    <style:style style:name="WW-WW8Num43ztrue1" style:family="text"/>
    <style:style style:name="WW-WW8Num43ztrue12" style:family="text"/>
    <style:style style:name="WW-WW8Num43ztrue123" style:family="text"/>
    <style:style style:name="WW-WW8Num43ztrue1234" style:family="text"/>
    <style:style style:name="WW-WW8Num43ztrue12345" style:family="text"/>
    <style:style style:name="WW-WW8Num43ztrue123456" style:family="text"/>
    <style:style style:name="WW8Num44z0" style:family="text">
      <style:text-properties style:font-name="Symbol" fo:font-size="10pt" style:font-size-asian="10pt" style:font-name-complex="Symbol"/>
    </style:style>
    <style:style style:name="WW8Num44z1" style:family="text">
      <style:text-properties style:font-name="Courier New" fo:font-size="10pt" style:font-size-asian="10pt" style:font-name-complex="Courier New"/>
    </style:style>
    <style:style style:name="WW8Num44z2" style:family="text">
      <style:text-properties style:font-name="Wingdings" fo:font-size="10pt" style:font-size-asian="10pt" style:font-name-complex="Wingdings"/>
    </style:style>
    <style:style style:name="WW8NumSt2z0" style:family="text">
      <style:text-properties style:font-name="Arial" fo:font-size="11pt" style:font-size-asian="11pt" style:font-name-complex="Arial" style:font-size-complex="11pt"/>
    </style:style>
    <style:style style:name="WW8NumSt44z0" style:family="text">
      <style:text-properties style:font-name="Arial" fo:font-size="11pt" style:font-size-asian="11pt" style:font-name-complex="Wingdings" style:font-size-complex="11pt"/>
    </style:style>
    <style:style style:name="Default_20_Paragraph_20_Font" style:display-name="Default Paragraph Font" style:family="text"/>
    <style:style style:name="Emphasis" style:family="text">
      <style:text-properties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HTML_20_Preformatted_20_Char" style:display-name="HTML Preformatted Char" style:family="text">
      <style:text-properties style:font-name="Courier New" style:font-name-complex="Courier New"/>
    </style:style>
    <style:style style:name="A0" style:family="text">
      <style:text-properties fo:color="#000000" style:font-name="Zapf Dingbats ITC" fo:font-size="7pt" style:font-size-asian="7pt" style:font-name-complex="Zapf Dingbats ITC" style:font-size-complex="7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de" fo:country="DE" style:language-asian="de" style:country-asian="DE"/>
    </style:style>
    <style:style style:name="MP2" style:family="paragraph">
      <style:paragraph-properties style:writing-mode="lr-tb"/>
      <style:text-properties style:font-name="Calibri" fo:font-style="normal" fo:font-weight="normal" style:font-name-asian="Calibri" style:font-name-complex="Calibri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02cm" fo:border="none">
        <style:background-image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middle" draw:auto-grow-height="false" draw:auto-grow-width="false" draw:fit-to-size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><draw:custom-shape text:anchor-type="char" draw:z-index="2" draw:name="PowerPlusWaterMarkObject357831064" draw:style-name="Mgr1" draw:text-style-name="MP2" svg:width="23.279cm" svg:height="23.279cm" draw:transform="rotate (0.785398163397448) translate (-2.54cm 13.9206111111111cm)"><text:list text:style-name=""><text:list-header><text:p text:style-name="MP2">DRAFT</text:p></text:list-header></text:list><draw:enhanced-geometry draw:text-path-allowed="tru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draw:frame draw:style-name="Mfr1" draw:name="Frame1" text:anchor-type="char" svg:y="0.002cm" svg:width="2.468cm" svg:height="0.631cm" draw:z-index="1"><draw:text-box><text:p text:style-name="Footer"><text:span text:style-name="Page_20_Number"><text:page-number text:select-page="current">3</text:page-number></text:span></text:p><text:p text:style-name="Footer"/></draw:text-box></draw:frame></text:p>
      </style:footer>
      <style:footer-first style:display="false"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cutive Summary</dc:title>
    <meta:creation-date>2013-09-23T16:35:14</meta:creation-date>
    <meta:editing-cycles>1</meta:editing-cycles>
    <meta:editing-duration>P15824DT17H31M44S</meta:editing-duration>
    <meta:document-statistic meta:table-count="1" meta:image-count="0" meta:object-count="0" meta:page-count="3" meta:paragraph-count="74" meta:word-count="218" meta:character-count="1461" meta:non-whitespace-character-count="1316"/>
    <meta:generator>LibreOffice/4.1.1.2$Windows_x86 LibreOffice_project/7e4286b58adc75a14f6d83f53a03b6c11fa2903</meta:generator>
  </office:meta>
</office:document-meta>
</file>